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Git?</text:p>
      <text:p text:style-name="P2"/>
      <text:p text:style-name="P2">How to sign up in GITHUB?</text:p>
      <text:p text:style-name="P2"/>
      <text:p text:style-name="P2">How to initialize Git</text:p>
      <text:p text:style-name="P2"/>
      <text:p text:style-name="P3">Command : git init</text:p>
      <text:p text:style-name="P3"/>
      <text:p text:style-name="P2">how to check status in git</text:p>
      <text:p text:style-name="P2"/>
      <text:p text:style-name="P3">Command : git status</text:p>
      <text:p text:style-name="P2"/>
      <text:p text:style-name="P2">how to create user name in git</text:p>
      <text:p text:style-name="P2"/>
      <text:p text:style-name="P3">Command: git config user.name “heman”</text:p>
      <text:p text:style-name="P2"/>
      <text:p text:style-name="P2">how to create user email in git</text:p>
      <text:p text:style-name="P2"/>
      <text:p text:style-name="P2"><text:span text:style-name="Default_20_Paragraph_20_Font"><text:span text:style-name="T1">Command: git config user.email </text:span></text:span><text:a xlink:type="simple" xlink:href="mailto:hemamahesh0103@gmail.com" office:target-frame-name="_top" xlink:show="replace" text:style-name="Internet_20_link" text:visited-style-name="Visited_20_Internet_20_Link"><text:span text:style-name="Default_20_Paragraph_20_Font"><text:span text:style-name="T1">hemamahesh0103@gmail.com</text:span></text:span></text:a></text:p>
      <text:p text:style-name="P3"/>
      <text:p text:style-name="P2">how to view list in git</text:p>
      <text:p text:style-name="P2"/>
      <text:p text:style-name="P3">Command: git config –list</text:p>
      <text:p text:style-name="P3"/>
      <text:p text:style-name="P2">Origin Command</text:p>
      <text:p text:style-name="P2"/>
      <text:p text:style-name="P3">Command: git push origin master</text:p>
      <text:p text:style-name="P2"/>
      <text:p text:style-name="P3">pull command:git pull</text:p>
      <text:p text:style-name="P4"/>
      <text:p text:style-name="P2"><text:span text:style-name="Default_20_Paragraph_20_Font"><text:span text:style-name="T2">downloand </text:span></text:span><text:span text:style-name="Default_20_Paragraph_20_Font"><text:span text:style-name="T3">:source tree</text:span></text:span></text:p>
      <text:p text:style-name="P5"/>
      <text:p text:style-name="P5">Install Source Tree</text:p>
      <text:p text:style-name="P5"/>
      <text:p text:style-name="P5">Clone with Existing Repository</text:p>
      <text:p text:style-name="P5"/>
      <text:p text:style-name="P5">Give Source Path</text:p>
      <text:p text:style-name="P5"/>
      <text:p text:style-name="P5">Click on Clone</text:p>
      <text:p text:style-name="P5"/>
      <text:p text:style-name="P5">Check what are the updates</text:p>
      <text:p text:style-name="P2"/>
      <text:p text:style-name="P2"/>
      <text:p text:style-name="P2">Regular Daily Path of GIT commands:</text:p>
      <text:p text:style-name="P2">Staging: Git add *</text:p>
      <text:p text:style-name="P2">Commit: Git commit -m “Commit Message”</text:p>
      <text:p text:style-name="P2">Pull: Git Pull</text:p>
      <text:p text:style-name="P2">Push: Git Push</text:p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creation-date>2025-02-11T21:45:00Z</meta:creation-date>
    <dc:date>2025-02-16T22:08:35.957841200</dc:date>
    <meta:editing-cycles>6</meta:editing-cycles>
    <meta:editing-duration>PT34M21S</meta:editing-duration>
    <meta:document-statistic meta:table-count="0" meta:image-count="0" meta:object-count="0" meta:page-count="2" meta:paragraph-count="26" meta:word-count="114" meta:character-count="635" meta:non-whitespace-character-count="547"/>
    <meta:user-defined meta:name="GrammarlyDocumentId">579b01b503c5a4774aaaca0314c7931bdda0dc289497811f15a69a54192dfb1d</meta:user-defined>
    <meta:template xlink:type="simple" xlink:actuate="onRequest" xlink:title="" xlink:href="Normal"/>
  </office:meta>
</office:document-meta>
</file>